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20.7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text-line-through-style="solid" style:text-line-through-type="sing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5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5" table:default-cell-style-name="ce6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App</text:p>
          </table:table-cell>
          <table:table-cell table:style-name="ce1" office:value-type="string" calcext:value-type="string">
            <text:p>MemberDialog</text:p>
            <text:p>Container</text:p>
          </table:table-cell>
          <table:table-cell table:style-name="ce1" office:value-type="string" calcext:value-type="string">
            <text:p>MemberDialog</text:p>
            <text:p>CreateEdit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hones</text:p>
          </table:table-cell>
          <table:table-cell table:style-name="ce5" office:value-type="string" calcext:value-type="string">
            <text:p>Roles</text:p>
          </table:table-cell>
          <table:table-cell table:style-name="ce5" office:value-type="string" calcext:value-type="string">
            <text:p>Comments</text:p>
          </table:table-cell>
          <table:table-cell table:style-name="ce1" table:number-columns-repeated="1016"/>
        </table:table-row>
        <table:table-row table:style-name="ro2">
          <table:table-cell office:value-type="string" calcext:value-type="string">
            <text:p>handleClose() &gt;&gt;</text:p>
          </table:table-cell>
          <table:table-cell table:style-name="ce2" office:value-type="string" calcext:value-type="string">
            <text:p>&gt;|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en <text:s text:c="15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tion <text:s text:c="13"/>&gt;&gt;</text:p>
          </table:table-cell>
          <table:table-cell table:style-name="ce2" office:value-type="string" calcext:value-type="string">
            <text:p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Update() <text:s text:c="6"/>&gt;&gt;</text:p>
          </table:table-cell>
          <table:table-cell office:value-type="string" calcext:value-type="string">
            <text:p>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handleClose() <text:s text:c="8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ndleSave() <text:s text:c="9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addPhone() <text:s text:c="12"/>&gt;&gt;</text:p>
          </table:table-cell>
          <table:table-cell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&gt;|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rty <text:s text:c="24"/>&gt;&gt;</text:p>
          </table:table-cell>
          <table:table-cell table:style-name="ce4" office:value-type="string" calcext:value-type="string">
            <text:p>&gt;|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 <text:s text:c="17"/>&gt;&gt;</text:p>
          </table:table-cell>
          <table:table-cell office:value-type="string" calcext:value-type="string">
            <text:p>&gt;&gt;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emberEditing <text:s text:c="6"/>&gt;&gt;</text:p>
          </table:table-cell>
          <table:table-cell office:value-type="string" calcext:value-type="string">
            <text:p>&gt; memberEditing.phones &gt;&gt;</text:p>
          </table:table-cell>
          <table:table-cell table:number-columns-repeated="5" office:value-type="string" calcext:value-type="string">
            <text:p>&gt;|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openMemberId <text:s text:c="6"/>&gt;&gt;</text:p>
          </table:table-cell>
          <table:table-cell office:value-type="string" calcext:value-type="string">
            <text:p>&gt;|</text:p>
          </table:table-cell>
          <table:table-cell table:number-columns-repeated="1021"/>
        </table:table-row>
        <table:table-row table:style-name="ro2" table:number-rows-repeated="5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1. pass action from app through to en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2. rename handleCloseClick to handleClos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3. rename handleSaveClick to handleSave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4. Pass to final Member elements only part of MemberEditing they need</text:p>
          </table:table-cell>
          <table:table-cell table:style-name="Default" table:number-columns-repeated="6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5. dirty is being passed but it doesn’t seem to need to be. Could just set dirty in handleUpdate</text:p>
          </table:table-cell>
          <table:table-cell table:style-name="Default" table:number-columns-repeated="6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 style:data-style-name="N2" text:time-value="15:36:37.2714566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2:30:07.099498193</meta:creation-date>
    <dc:date>2018-05-22T15:39:35.636905581</dc:date>
    <meta:editing-duration>PT3H33M2S</meta:editing-duration>
    <meta:editing-cycles>17</meta:editing-cycles>
    <meta:generator>LibreOffice/5.1.6.2$Linux_X86_64 LibreOffice_project/10m0$Build-2</meta:generator>
    <meta:document-statistic meta:table-count="1" meta:cell-count="53" meta:object-count="0"/>
  </office:meta>
</office:document-meta>
</file>